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42cm" fo:min-width="12.388cm"/>
    </style:style>
    <style:style style:name="gr2" style:family="graphic" style:parent-style-name="standard">
      <style:graphic-properties draw:stroke="none" draw:fill="none" fo:min-height="2.125cm"/>
    </style:style>
    <style:style style:name="gr3" style:family="graphic" style:parent-style-name="standard">
      <style:graphic-properties draw:stroke="dash" draw:stroke-dash="Fine_20_Dashed" svg:stroke-width="0.053cm" draw:marker-start-width="0.279cm" draw:marker-end-width="0.279cm" draw:fill-color="#ffffff" draw:textarea-horizontal-align="justify" draw:textarea-vertical-align="middle" draw:auto-grow-height="false" fo:min-height="1.413cm" fo:min-width="12.458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1.54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52cm" fo:min-width="23.542cm"/>
    </style:style>
    <style:style style:name="gr6" style:family="graphic" style:parent-style-name="standard">
      <style:graphic-properties draw:stroke="none" draw:fill="none" fo:min-height="2.39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96cm" fo:min-width="10.90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26cm" fo:min-width="9.532cm"/>
    </style:style>
    <style:style style:name="gr9" style:family="graphic" style:parent-style-name="standard">
      <style:graphic-properties draw:stroke="none" draw:fill="none" fo:min-height="1.265cm"/>
    </style:style>
    <style:style style:name="gr10" style:family="graphic" style:parent-style-name="standard">
      <style:graphic-properties svg:stroke-color="#ffffff" draw:fill-color="#bbe33d" draw:textarea-horizontal-align="justify" draw:textarea-vertical-align="middle" draw:auto-grow-height="false" fo:min-height="2.881cm" fo:min-width="0.184cm"/>
    </style:style>
    <style:style style:name="gr11" style:family="graphic" style:parent-style-name="standard">
      <style:graphic-properties svg:stroke-color="#ffffff" draw:fill-color="#ffb66c" draw:textarea-horizontal-align="justify" draw:textarea-vertical-align="middle" draw:auto-grow-height="false" fo:min-height="0.784cm" fo:min-width="0.136cm"/>
    </style:style>
    <style:style style:name="gr12" style:family="graphic" style:parent-style-name="standard">
      <style:graphic-properties draw:stroke="none" draw:fill="none" fo:min-height="0.874cm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style:font-name="Ubuntu Mono1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Ubuntu" fo:font-size="22pt" fo:font-style="normal" fo:text-shadow="1pt 1pt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color="#c9211e" style:font-name="Ubuntu" fo:font-size="14pt" style:font-size-asian="14pt" style:font-size-complex="14pt"/>
    </style:style>
    <style:style style:name="T2" style:family="text">
      <style:text-properties fo:color="#000000" style:font-name="Ubuntu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Ubuntu Mono1" fo:font-size="14pt" style:font-size-asian="14pt" style:font-size-complex="14pt"/>
    </style:style>
    <style:style style:name="T4" style:family="text">
      <style:text-properties fo:color="#468a1a" style:font-name="Ubuntu Mono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Ubuntu Mono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Ubuntu Mono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9211e" style:font-name="Ubuntu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00" style:font-name="Ubuntu Mono1" fo:font-size="14pt" style:font-size-asian="14pt" style:font-size-complex="14pt"/>
    </style:style>
    <style:style style:name="T12" style:family="text">
      <style:text-properties fo:color="#000000" style:font-name="Ubuntu Mono1" fo:font-size="14pt" style:font-size-asian="14pt" style:font-size-complex="14pt"/>
    </style:style>
    <style:style style:name="T13" style:family="text">
      <style:text-properties style:font-name="Ubuntu" fo:font-size="22pt" fo:font-style="normal" fo:text-shadow="1pt 1pt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style:font-name="Ubuntu" fo:font-size="12pt" fo:font-style="normal" fo:text-shadow="1pt 1pt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3.136cm" svg:height="2.54cm" svg:x="2.504cm" svg:y="3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2.038cm" svg:height="2.375cm" svg:x="2.986cm" svg:y="3.259cm">
          <draw:text-box>
            <text:p><text:span text:style-name="T1">Define arguments</text:span></text:p>
            <text:p><text:span text:style-name="T2">Parameter distribution</text:span><text:span text:style-name="T3">: params </text:span><text:span text:style-name="T4">dist </text:span><text:span text:style-name="T5">q </text:span><text:span text:style-name="T3">q.arg</text:span></text:p>
            <text:p><text:span text:style-name="T6">Multivariate</text:span><text:span text:style-name="T3">: time vars </text:span></text:p>
            <text:p><text:span text:style-name="T6">Specific condition:</text:span><text:span text:style-name="T3"> condition</text:span></text:p>
          </draw:text-box>
        </draw:frame>
        <draw:custom-shape draw:style-name="gr3" draw:text-style-name="P1" draw:layer="layout" svg:width="13.136cm" svg:height="1.841cm" svg:x="6.505cm" svg:y="6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2.12cm" svg:height="1.798cm" svg:x="6.88cm" svg:y="6.641cm">
          <draw:text-box>
            <text:p><text:span text:style-name="T1">Generate parameter space</text:span></text:p>
            <text:p><text:span text:style-name="T3">x &lt;- rfast99(params, n, q, q.arg, replicate) </text:span></text:p>
          </draw:text-box>
        </draw:frame>
        <draw:custom-shape draw:style-name="gr5" draw:text-style-name="P1" draw:layer="layout" svg:width="24.312cm" svg:height="2.772cm" svg:x="2.15cm" svg:y="8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3.876cm" svg:height="2.642cm" svg:x="2.332cm" svg:y="8.996cm">
          <draw:text-box>
            <text:p><text:span text:style-name="T1">Modeling</text:span></text:p>
            <text:p><text:span text:style-name="T7"/></text:p>
            <text:p><text:span text:style-name="T8">Monte Carlo</text:span><text:span text:style-name="T9">: y &lt;- solve_mcsim(mName, params</text:span><text:span text:style-name="T3">, time, vars, condition, </text:span><text:span text:style-name="T4">monte_carlo</text:span><text:span text:style-name="T3">, </text:span><text:span text:style-name="T4">dist</text:span><text:span text:style-name="T3">, q.arg)</text:span></text:p>
            <text:p><text:span text:style-name="T8">Sensitivity</text:span><text:span text:style-name="T9">: y &lt;- solve_mcsim(</text:span><text:span text:style-name="T10">x</text:span><text:span text:style-name="T9">, mName, params, time, vars, condition)</text:span></text:p>
          </draw:text-box>
        </draw:frame>
        <draw:custom-shape draw:style-name="gr7" draw:text-style-name="P1" draw:layer="layout" svg:width="11.584cm" svg:height="1.824cm" svg:x="6.65cm" svg:y="12.2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1.148cm" svg:height="1.798cm" svg:x="6.932cm" svg:y="12.52cm">
          <draw:text-box>
            <text:p><text:span text:style-name="T1">Visualization &amp; Decision</text:span></text:p>
            <text:p><text:span text:style-name="T3">pksim(y), </text:span><text:span text:style-name="T11">plot(y)</text:span><text:span text:style-name="T3">, </text:span><text:span text:style-name="T11">check(y)</text:span><text:span text:style-name="T3">, </text:span><text:span text:style-name="T11">heat_check(y)</text:span></text:p>
          </draw:text-box>
        </draw:frame>
        <draw:custom-shape draw:style-name="gr8" draw:text-style-name="P1" draw:layer="layout" svg:width="10.18cm" svg:height="1.524cm" svg:x="5.48cm" svg:y="0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9.78cm" svg:height="1.515cm" svg:x="5.68cm" svg:y="0.917cm">
          <draw:text-box>
            <text:p><text:span text:style-name="T1">Create &amp; compile GNU MCSim model file</text:span></text:p>
            <text:p text:style-name="P4"><text:span text:style-name="T12">mName</text:span></text:p>
          </draw:text-box>
        </draw:frame>
        <draw:custom-shape draw:style-name="gr10" draw:text-style-name="P6" draw:layer="layout" svg:width="1.27cm" svg:height="3.462cm" svg:x="3.702cm" svg:y="5.534cm">
          <text:p/>
          <draw:enhanced-geometry svg:viewBox="0 0 21600 21600" draw:text-areas="?f0 0 ?f2 ?f5" draw:type="down-arrow" draw:modifiers="17759.5531766349 4980.859080633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1.27cm" svg:height="1.181cm" svg:x="9.937cm" svg:y="2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9" draw:layer="layout" svg:width="10.668cm" svg:height="2.629cm" svg:x="16.148cm" svg:y="0.619cm" presentation:class="title" presentation:user-transformed="true">
          <draw:text-box>
            <text:p text:style-name="P8"><text:span text:style-name="T13">Monte Carlo &amp; </text:span><text:span text:style-name="T13"><text:line-break/></text:span><text:span text:style-name="T13">Sensitivity Analysis Workflow</text:span></text:p>
          </draw:text-box>
        </draw:frame>
        <draw:frame draw:style-name="gr12" draw:text-style-name="P10" draw:layer="layout" svg:width="3.321cm" svg:height="1.124cm" svg:x="2.743cm" svg:y="6.842cm">
          <draw:text-box>
            <text:p text:style-name="P4"><text:span text:style-name="T14">Monte Carlo</text:span></text:p>
          </draw:text-box>
        </draw:frame>
        <draw:custom-shape draw:style-name="gr11" draw:text-style-name="P7" draw:layer="layout" svg:width="1.27cm" svg:height="1.181cm" svg:x="9.938cm" svg:y="5.4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1.27cm" svg:height="1.181cm" svg:x="9.939cm" svg:y="8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1.27cm" svg:height="1.181cm" svg:x="9.94cm" svg:y="11.4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9:19:45.612039822</meta:creation-date>
    <dc:date>2019-05-12T12:19:23.156324800</dc:date>
    <meta:editing-duration>PT25M59S</meta:editing-duration>
    <meta:editing-cycles>9</meta:editing-cycles>
    <meta:generator>LibreOffice/6.2.2.2$Linux_X86_64 LibreOffice_project/20$Build-2</meta:generator>
    <meta:document-statistic meta:object-count="40"/>
  </office:meta>
</office:document-meta>
</file>